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/>
    </style:style>
    <style:style style:name="ce6" style:family="table-cell" style:parent-style-name="Default" style:data-style-name="N0">
      <style:table-cell-properties fo:border-top="thick solid #666666" fo:border-bottom="2pt solid #999999" fo:border-left="2pt solid #999999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ck solid #666666" fo:border-bottom="2pt solid #999999" fo:border-left="none" fo:border-right="2pt solid #999999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ck solid #666666" fo:border-bottom="2pt solid #999999" fo:border-left="2pt solid #999999" fo:border-right="2pt solid #999999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0541666666667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30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Products</text:p>
          </table:table-cell>
          <table:table-cell office:value-type="string" table:style-name="ce3">
            <text:p>Order Price</text:p>
          </table:table-cell>
          <table:table-cell table:number-columns-repeated="16382"/>
        </table:table-row>
        <table:table-row table:style-name="ro2">
          <table:table-cell table:number-columns-spanned="2" table:number-rows-spanned="1" table:style-name="ce8"/>
          <table:covered-table-cell/>
          <table:table-cell table:number-columns-repeated="16382"/>
        </table:table-row>
        <table:table-row table:style-name="ro3">
          <table:table-cell office:value-type="string" table:style-name="ce4">
            <text:p>&lt;&lt;foreach [p in products]&gt;&gt;&lt;&lt;[ProductName]&gt;&gt;</text:p>
          </table:table-cell>
          <table:table-cell office:value-type="string" table:style-name="ce5">
            <text:p>&lt;&lt;[p.ProductOrders.Sum(x=&gt;x.Price)]&gt;&gt;&lt;&lt;/foreach&gt;&gt;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Total:</text:p>
          </table:table-cell>
          <table:table-cell office:value-type="string" table:style-name="ce5">
            <text:p>&lt;&lt;[ds.ProductOrder.Sum (x=&gt;x.Price)]&gt;&gt;</text:p>
          </table:table-cell>
          <table:table-cell table:number-columns-repeated="16382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49:49Z</meta:creation-date>
    <dc:date>2015-12-14T06:49:17Z</dc:date>
  </office:meta>
</office:document-meta>
</file>